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6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 style:data-style-name="N75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cristian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esiduo anno precedente disponibile alla fine del mese = Residuo anno precedente – somma dei residui e rip compensativi di quest'anno relativi all'anno precedente (compreso il mese attuale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Residuo mese precedente da anno corrente = somma dei totale mesi anno corrente (relativi ai mesi passati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Totale ore di recupero anno precedente = somma dei recuperi ore anno precedente + somma dei riposi compensativi anno precedente + somma straordinari da anno precedente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office:value-type="string">
            <text:p>Ore</text:p>
          </table:table-cell>
          <table:table-cell table:style-name="ce2" office:value-type="string">
            <text:p>Minuti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Residuo anno precedente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[.B8]*60+[.C8]" office:value-type="float" office:value="1528">
            <text:p>15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1-31">
            <text:p>31 gen 2012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 table:number-columns-repeated="2"/>
          <table:table-cell/>
        </table:table-row>
        <table:table-row table:style-name="ro1">
          <table:table-cell office:value-type="string">
            <text:p>Residuo del mese</text:p>
          </table:table-cell>
          <table:table-cell office:value-type="float" office:value="-2">
            <text:p>-2</text:p>
          </table:table-cell>
          <table:table-cell office:value-type="float" office:value="-49">
            <text:p>-49</text:p>
          </table:table-cell>
          <table:table-cell table:formula="of:=[.B12]*60+[.C12]" office:value-type="float" office:value="-169">
            <text:p>-169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[.B13]*60+[.C13]" office:value-type="float" office:value="1528">
            <text:p>1528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office:value-type="float" office:value="-2">
            <text:p>-2</text:p>
          </table:table-cell>
          <table:table-cell office:value-type="float" office:value="-49">
            <text:p>-49</text:p>
          </table:table-cell>
          <table:table-cell table:formula="of:=[.B14]*60+[.C14]" office:value-type="float" office:value="-169">
            <text:p>-169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15]/60)" office:value-type="float" office:value="22">
            <text:p>22</text:p>
          </table:table-cell>
          <table:table-cell table:formula="of:=MOD([.D15];60)" office:value-type="float" office:value="39">
            <text:p>39</text:p>
          </table:table-cell>
          <table:table-cell table:formula="of:=[.D13]+[.D14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17]*60+[.C17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18]*60+[.C1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20]*60+[.C20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21]*60+[.C21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23]*60+[.C23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25];60)" office:value-type="float" office:value="22">
            <text:p>22</text:p>
          </table:table-cell>
          <table:table-cell table:formula="of:=MOD([.D25];60)" office:value-type="float" office:value="39">
            <text:p>39</text:p>
          </table:table-cell>
          <table:table-cell table:formula="of:=[.D24]+[.D15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2-29">
            <text:p>29 feb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29]*60+[.C29]" office:value-type="float" office:value="225">
            <text:p>225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table:formula="of:=[.B30]*60+[.C30]" office:value-type="float" office:value="1359">
            <text:p>1359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31]*60+[.C31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32]/60)" office:value-type="float" office:value="22">
            <text:p>22</text:p>
          </table:table-cell>
          <table:table-cell table:formula="of:=MOD([.D32];60)" office:value-type="float" office:value="39">
            <text:p>39</text:p>
          </table:table-cell>
          <table:table-cell table:formula="of:=[.D30]+[.D31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34]*60+[.C34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35]*60+[.C35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37]*60+[.C37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38]*60+[.C3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40]*60+[.C40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41];60)" office:value-type="float" office:value="3">
            <text:p>3</text:p>
          </table:table-cell>
          <table:table-cell table:formula="of:=MOD([.D41];60)" office:value-type="float" office:value="45">
            <text:p>45</text:p>
          </table:table-cell>
          <table:table-cell table:formula="of:=[.D40]+[.D29]" office:value-type="float" office:value="225">
            <text:p>225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42];60)" office:value-type="float" office:value="26">
            <text:p>26</text:p>
          </table:table-cell>
          <table:table-cell table:formula="of:=MOD([.D42];60)" office:value-type="float" office:value="24">
            <text:p>24</text:p>
          </table:table-cell>
          <table:table-cell table:formula="of:=[.D41]+[.D32]" office:value-type="float" office:value="1584">
            <text:p>158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3-31">
            <text:p>31 ma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B46]*60+[.C46]" office:value-type="float" office:value="192">
            <text:p>192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47];60)" office:value-type="float" office:value="22">
            <text:p>22</text:p>
          </table:table-cell>
          <table:table-cell table:formula="of:=MOD([.D47];60)" office:value-type="float" office:value="39">
            <text:p>39</text:p>
          </table:table-cell>
          <table:table-cell table:formula="of:=[.D32]" office:value-type="float" office:value="1359">
            <text:p>1359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48]*60+[.C48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49]/60)" office:value-type="float" office:value="8">
            <text:p>8</text:p>
          </table:table-cell>
          <table:table-cell table:formula="of:=MOD([.D49];60)" office:value-type="float" office:value="15">
            <text:p>15</text:p>
          </table:table-cell>
          <table:table-cell table:formula="of:=[.D47]+[.D48]+[.D51]" office:value-type="float" office:value="495">
            <text:p>49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14">
            <text:p>-14</text:p>
          </table:table-cell>
          <table:table-cell office:value-type="float" office:value="-24">
            <text:p>-24</text:p>
          </table:table-cell>
          <table:table-cell table:formula="of:=[.B51]*60+[.C51]" office:value-type="float" office:value="-864">
            <text:p>-864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52]*60+[.C52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54]*60+[.C54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55]*60+[.C55]" office:value-type="float" office:value="225">
            <text:p>2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57];60)" office:value-type="float" office:value="3">
            <text:p>3</text:p>
          </table:table-cell>
          <table:table-cell table:formula="of:=MOD([.D57];60)" office:value-type="float" office:value="45">
            <text:p>45</text:p>
          </table:table-cell>
          <table:table-cell table:formula="of:=[.D41]" office:value-type="float" office:value="225">
            <text:p>225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58];60)" office:value-type="float" office:value="6">
            <text:p>6</text:p>
          </table:table-cell>
          <table:table-cell table:formula="of:=MOD([.D58];60)" office:value-type="float" office:value="57">
            <text:p>57</text:p>
          </table:table-cell>
          <table:table-cell table:formula="of:=[.D57]+[.D46]-[.D54]-[.D52]" office:value-type="float" office:value="417">
            <text:p>417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59];60)" office:value-type="float" office:value="15">
            <text:p>15</text:p>
          </table:table-cell>
          <table:table-cell table:formula="of:=MOD([.D59];60)" office:value-type="float" office:value="12">
            <text:p>12</text:p>
          </table:table-cell>
          <table:table-cell table:formula="of:=[.D58]+[.D49]" office:value-type="float" office:value="912">
            <text:p>9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4-30">
            <text:p>30 ap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[.B63]*60+[.C63]" office:value-type="float" office:value="570">
            <text:p>57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64];60)" office:value-type="float" office:value="0">
            <text:p>0</text:p>
          </table:table-cell>
          <table:table-cell table:formula="of:=MOD([.D64];60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65]*60+[.C65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68]*60+[.C68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69]*60+[.C69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71]*60+[.C71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72]*60+[.C72]" office:value-type="float" office:value="225">
            <text:p>2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74];60)" office:value-type="float" office:value="6">
            <text:p>6</text:p>
          </table:table-cell>
          <table:table-cell table:formula="of:=MOD([.D74];60)" office:value-type="float" office:value="57">
            <text:p>57</text:p>
          </table:table-cell>
          <table:table-cell table:formula="of:=[.D58]" office:value-type="float" office:value="417">
            <text:p>417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75];60)" office:value-type="float" office:value="16">
            <text:p>16</text:p>
          </table:table-cell>
          <table:table-cell table:formula="of:=MOD([.D75];60)" office:value-type="float" office:value="27">
            <text:p>27</text:p>
          </table:table-cell>
          <table:table-cell table:formula="of:=[.D74]+[.D63]-[.D71]-[.D69]" office:value-type="float" office:value="987">
            <text:p>987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76];60)" office:value-type="float" office:value="16">
            <text:p>16</text:p>
          </table:table-cell>
          <table:table-cell table:formula="of:=MOD([.D76];60)" office:value-type="float" office:value="27">
            <text:p>27</text:p>
          </table:table-cell>
          <table:table-cell table:formula="of:=[.D75]+[.D66]" office:value-type="float" office:value="987">
            <text:p>987</text:p>
          </table:table-cell>
        </table:table-row>
      </table:table>
      <table:table table:name="lorenzo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esiduo anno precedente disponibile alla fine del mese = Residuo anno precedente – somma dei residui e rip compensativi di quest'anno relativi all'anno precedente (compreso il mese attuale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Residuo mese precedente da anno corrente = somma dei totale mesi anno corrente (relativi ai mesi passati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Totale ore di recupero anno precedente = somma dei recuperi ore anno precedente + somma dei riposi compensativi anno precedente + somma straordinari da anno precedente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office:value-type="string">
            <text:p>Ore</text:p>
          </table:table-cell>
          <table:table-cell table:style-name="ce2" office:value-type="string">
            <text:p>Minuti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Residuo anno precedente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formula="of:=[.B8]*60+[.C8]" office:value-type="float" office:value="1716">
            <text:p>17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1-31">
            <text:p>31 gen 2012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 table:number-columns-repeated="2"/>
          <table:table-cell/>
        </table:table-row>
        <table:table-row table:style-name="ro1">
          <table:table-cell office:value-type="string">
            <text:p>Residuo del mese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[.B12]*60+[.C12]" office:value-type="float" office:value="805">
            <text:p>805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[.B8]" office:value-type="float" office:value="28">
            <text:p>28</text:p>
          </table:table-cell>
          <table:table-cell table:formula="of:=[.C8]" office:value-type="float" office:value="36">
            <text:p>36</text:p>
          </table:table-cell>
          <table:table-cell table:formula="of:=[.B13]*60+[.C13]" office:value-type="float" office:value="1716">
            <text:p>1716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14]*60+[.C14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15]/60)" office:value-type="float" office:value="14">
            <text:p>14</text:p>
          </table:table-cell>
          <table:table-cell table:formula="of:=MOD([.D15];60)" office:value-type="float" office:value="12">
            <text:p>12</text:p>
          </table:table-cell>
          <table:table-cell table:formula="of:=[.D13]+[.D14]+[.D17]" office:value-type="float" office:value="852">
            <text:p>8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14">
            <text:p>-14</text:p>
          </table:table-cell>
          <table:table-cell office:value-type="float" office:value="-24">
            <text:p>-24</text:p>
          </table:table-cell>
          <table:table-cell table:formula="of:=[.B17]*60+[.C17]" office:value-type="float" office:value="-864">
            <text:p>-864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18]*60+[.C1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table:formula="of:=[.B20]*60+[.C20]" office:value-type="float" office:value="-420">
            <text:p>-42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21]*60+[.C21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23]*60+[.C23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24];60)" office:value-type="float" office:value="6">
            <text:p>6</text:p>
          </table:table-cell>
          <table:table-cell table:formula="of:=MOD([.D24];60)" office:value-type="float" office:value="25">
            <text:p>25</text:p>
          </table:table-cell>
          <table:table-cell table:formula="of:=[.D12]+[.D18]+[.D20]" office:value-type="float" office:value="385">
            <text:p>385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25];60)" office:value-type="float" office:value="20">
            <text:p>20</text:p>
          </table:table-cell>
          <table:table-cell table:formula="of:=MOD([.D25];60)" office:value-type="float" office:value="37">
            <text:p>37</text:p>
          </table:table-cell>
          <table:table-cell table:formula="of:=[.D24]+[.D15]" office:value-type="float" office:value="1237">
            <text:p>123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2-29">
            <text:p>29 feb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table:formula="of:=[.B29]*60+[.C29]" office:value-type="float" office:value="1010">
            <text:p>101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[.B30]*60+[.C30]" office:value-type="float" office:value="852">
            <text:p>852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31]*60+[.C31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32]/60)" office:value-type="float" office:value="7">
            <text:p>7</text:p>
          </table:table-cell>
          <table:table-cell table:formula="of:=MOD([.D32];60)" office:value-type="float" office:value="0">
            <text:p>0</text:p>
          </table:table-cell>
          <table:table-cell table:formula="of:=[.D30]+[.D31]+[.D34]" office:value-type="float" office:value="420">
            <text:p>42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7">
            <text:p>-7</text:p>
          </table:table-cell>
          <table:table-cell office:value-type="float" office:value="-12">
            <text:p>-12</text:p>
          </table:table-cell>
          <table:table-cell table:formula="of:=[.B34]*60+[.C34]" office:value-type="float" office:value="-432">
            <text:p>-432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35]*60+[.C35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table:formula="of:=[.B37]*60+[.C37]" office:value-type="float" office:value="-420">
            <text:p>-42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38]*60+[.C3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[.B40]*60+[.C40]" office:value-type="float" office:value="385">
            <text:p>385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41];60)" office:value-type="float" office:value="16">
            <text:p>16</text:p>
          </table:table-cell>
          <table:table-cell table:formula="of:=MOD([.D41];60)" office:value-type="float" office:value="15">
            <text:p>15</text:p>
          </table:table-cell>
          <table:table-cell table:formula="of:=[.D40]+[.D29]+[.D37]" office:value-type="float" office:value="975">
            <text:p>975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42];60)" office:value-type="float" office:value="23">
            <text:p>23</text:p>
          </table:table-cell>
          <table:table-cell table:formula="of:=MOD([.D42];60)" office:value-type="float" office:value="15">
            <text:p>15</text:p>
          </table:table-cell>
          <table:table-cell table:formula="of:=[.D41]+[.D32]" office:value-type="float" office:value="1395">
            <text:p>139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3-31">
            <text:p>31 ma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formula="of:=[.B46]*60+[.C46]" office:value-type="float" office:value="1370">
            <text:p>137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47];60)" office:value-type="float" office:value="7">
            <text:p>7</text:p>
          </table:table-cell>
          <table:table-cell table:formula="of:=MOD([.D47];60)" office:value-type="float" office:value="0">
            <text:p>0</text:p>
          </table:table-cell>
          <table:table-cell table:formula="of:=[.D32]" office:value-type="float" office:value="420">
            <text:p>420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48]*60+[.C48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49]/60)" office:value-type="float" office:value="0">
            <text:p>0</text:p>
          </table:table-cell>
          <table:table-cell table:formula="of:=MOD([.D49];60)" office:value-type="float" office:value="0">
            <text:p>0</text:p>
          </table:table-cell>
          <table:table-cell table:formula="of:=[.D47]+[.D48]+[.D51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7">
            <text:p>-7</text:p>
          </table:table-cell>
          <table:table-cell office:value-type="float" office:value="-0">
            <text:p>0</text:p>
          </table:table-cell>
          <table:table-cell table:formula="of:=[.B51]*60+[.C51]" office:value-type="float" office:value="-420">
            <text:p>-42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office:value-type="float" office:value="-7">
            <text:p>-7</text:p>
          </table:table-cell>
          <table:table-cell office:value-type="float" office:value="-24">
            <text:p>-24</text:p>
          </table:table-cell>
          <table:table-cell table:formula="of:=[.B52]*60+[.C52]" office:value-type="float" office:value="-444">
            <text:p>-4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table:formula="of:=[.B54]*60+[.C54]" office:value-type="float" office:value="-540">
            <text:p>-54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55]*60+[.C55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57];60)" office:value-type="float" office:value="16">
            <text:p>16</text:p>
          </table:table-cell>
          <table:table-cell table:formula="of:=MOD([.D57];60)" office:value-type="float" office:value="15">
            <text:p>15</text:p>
          </table:table-cell>
          <table:table-cell table:formula="of:=[.D41]" office:value-type="float" office:value="975">
            <text:p>975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58];60)" office:value-type="float" office:value="22">
            <text:p>22</text:p>
          </table:table-cell>
          <table:table-cell table:formula="of:=MOD([.D58];60)" office:value-type="float" office:value="41">
            <text:p>41</text:p>
          </table:table-cell>
          <table:table-cell table:formula="of:=[.D57]+[.D46]+[.D54]+[.D52]" office:value-type="float" office:value="1361">
            <text:p>1361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59];60)" office:value-type="float" office:value="22">
            <text:p>22</text:p>
          </table:table-cell>
          <table:table-cell table:formula="of:=MOD([.D59];60)" office:value-type="float" office:value="41">
            <text:p>41</text:p>
          </table:table-cell>
          <table:table-cell table:formula="of:=[.D58]+[.D49]" office:value-type="float" office:value="1361">
            <text:p>136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4-30">
            <text:p>30 ap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table:formula="of:=[.B63]*60+[.C63]" office:value-type="float" office:value="942">
            <text:p>942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64];60)" office:value-type="float" office:value="0">
            <text:p>0</text:p>
          </table:table-cell>
          <table:table-cell table:formula="of:=MOD([.D64];60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65]*60+[.C65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68]*60+[.C68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office:value-type="float" office:value="-14">
            <text:p>-14</text:p>
          </table:table-cell>
          <table:table-cell office:value-type="float" office:value="-24">
            <text:p>-24</text:p>
          </table:table-cell>
          <table:table-cell table:formula="of:=[.B69]*60+[.C69]" office:value-type="float" office:value="-864">
            <text:p>-8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table:formula="of:=[.B71]*60+[.C71]" office:value-type="float" office:value="-420">
            <text:p>-42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72]*60+[.C72]" office:value-type="float" office:value="225">
            <text:p>2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74];60)" office:value-type="float" office:value="22">
            <text:p>22</text:p>
          </table:table-cell>
          <table:table-cell table:formula="of:=MOD([.D74];60)" office:value-type="float" office:value="41">
            <text:p>41</text:p>
          </table:table-cell>
          <table:table-cell table:formula="of:=[.D58]" office:value-type="float" office:value="1361">
            <text:p>1361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75];60)" office:value-type="float" office:value="16">
            <text:p>16</text:p>
          </table:table-cell>
          <table:table-cell table:formula="of:=MOD([.D75];60)" office:value-type="float" office:value="59">
            <text:p>59</text:p>
          </table:table-cell>
          <table:table-cell table:formula="of:=[.D74]+[.D63]+[.D71]+[.D69]" office:value-type="float" office:value="1019">
            <text:p>1019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76];60)" office:value-type="float" office:value="16">
            <text:p>16</text:p>
          </table:table-cell>
          <table:table-cell table:formula="of:=MOD([.D76];60)" office:value-type="float" office:value="59">
            <text:p>59</text:p>
          </table:table-cell>
          <table:table-cell table:formula="of:=[.D75]+[.D66]" office:value-type="float" office:value="1019">
            <text:p>1019</text:p>
          </table:table-cell>
        </table:table-row>
      </table:table>
      <table:table table:name="cristian con ore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esiduo anno precedente disponibile alla fine del mese = Residuo anno precedente – somma dei residui e rip compensativi di quest'anno relativi all'anno precedente (compreso il mese attuale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Residuo mese precedente da anno corrente = somma dei totale mesi anno corrente (relativi ai mesi passati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Totale ore di recupero anno precedente = somma dei recuperi ore anno precedente + somma dei riposi compensativi anno precedente + somma straordinari da anno precedente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office:value-type="string">
            <text:p>Ore</text:p>
          </table:table-cell>
          <table:table-cell table:style-name="ce2" office:value-type="string">
            <text:p>Minuti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Residuo anno precedente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[.B8]*60+[.C8]" office:value-type="float" office:value="1528">
            <text:p>15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1-31">
            <text:p>31 gen 2012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 table:number-columns-repeated="2"/>
          <table:table-cell/>
        </table:table-row>
        <table:table-row table:style-name="ro1">
          <table:table-cell office:value-type="string">
            <text:p>Residuo del mese</text:p>
          </table:table-cell>
          <table:table-cell office:value-type="float" office:value="-2">
            <text:p>-2</text:p>
          </table:table-cell>
          <table:table-cell office:value-type="float" office:value="-49">
            <text:p>-49</text:p>
          </table:table-cell>
          <table:table-cell table:formula="of:=[.D13]+[.D14]" office:value-type="float" office:value="-169">
            <text:p>-169</text:p>
          </table:table-cell>
        </table:table-row>
        <table:table-row table:style-name="ro1">
          <table:table-cell office:value-type="string">
            <text:p>Residuo del mese positivo</text:p>
          </table:table-cell>
          <table:table-cell table:formula="of:=1+2+1+1" office:value-type="float" office:value="5">
            <text:p>5</text:p>
          </table:table-cell>
          <table:table-cell table:formula="of:=58+48+56+34+3+48+11+9+24" office:value-type="float" office:value="291">
            <text:p>291</text:p>
          </table:table-cell>
          <table:table-cell table:formula="of:=[.B13]*60+[.C13]" office:value-type="float" office:value="591">
            <text:p>591</text:p>
          </table:table-cell>
        </table:table-row>
        <table:table-row table:style-name="ro1">
          <table:table-cell office:value-type="string">
            <text:p>Residuo del mese negativo</text:p>
          </table:table-cell>
          <table:table-cell table:formula="of:=-1-2-1-2-1" office:value-type="float" office:value="-7">
            <text:p>-7</text:p>
          </table:table-cell>
          <table:table-cell table:formula="of:=-22-30-13-47-23-50-42-52-8-33-20" office:value-type="float" office:value="-340">
            <text:p>-340</text:p>
          </table:table-cell>
          <table:table-cell table:formula="of:=[.B14]*60+[.C14]" office:value-type="float" office:value="-760">
            <text:p>-76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[.B15]*60+[.C15]" office:value-type="float" office:value="1528">
            <text:p>1528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/>
          <table:table-cell table:formula="of:=-760" office:value-type="float" office:value="-760">
            <text:p>-76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number-columns-repeated="2"/>
          <table:table-cell table:formula="of:=[.D8]+[.D16]" office:value-type="float" office:value="768">
            <text:p>76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19]*60+[.C19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20]*60+[.C20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22]*60+[.C22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23]*60+[.C23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25]*60+[.C25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number-columns-repeated="2"/>
          <table:table-cell office:value-type="float" office:value="591">
            <text:p>591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27];60)" office:value-type="float" office:value="22">
            <text:p>22</text:p>
          </table:table-cell>
          <table:table-cell table:formula="of:=MOD([.D27];60)" office:value-type="float" office:value="39">
            <text:p>39</text:p>
          </table:table-cell>
          <table:table-cell table:formula="of:=[.D26]+[.D17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2-29">
            <text:p>29 feb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D33]+[.D32]" office:value-type="float" office:value="225">
            <text:p>225</text:p>
          </table:table-cell>
        </table:table-row>
        <table:table-row table:style-name="ro1">
          <table:table-cell office:value-type="string">
            <text:p>Residuo del mese positivo</text:p>
          </table:table-cell>
          <table:table-cell table:formula="of:=2+1+1+1" office:value-type="float" office:value="5">
            <text:p>5</text:p>
          </table:table-cell>
          <table:table-cell table:formula="of:=31+17+2+6+9+9+19+49+45+29+36+45+17" office:value-type="float" office:value="314">
            <text:p>314</text:p>
          </table:table-cell>
          <table:table-cell table:formula="of:=[.B32]*60+[.C32]" office:value-type="float" office:value="614">
            <text:p>614</text:p>
          </table:table-cell>
        </table:table-row>
        <table:table-row table:style-name="ro1">
          <table:table-cell office:value-type="string">
            <text:p>Residuo del mese negativo</text:p>
          </table:table-cell>
          <table:table-cell table:formula="of:=-1-3" office:value-type="float" office:value="-4">
            <text:p>-4</text:p>
          </table:table-cell>
          <table:table-cell table:formula="of:=-37-4-24-32-12-2-38" office:value-type="float" office:value="-149">
            <text:p>-149</text:p>
          </table:table-cell>
          <table:table-cell table:formula="of:=[.B33]*60+[.C33]" office:value-type="float" office:value="-389">
            <text:p>-389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table:formula="of:=[.B34]*60+[.C34]" office:value-type="float" office:value="1359">
            <text:p>1359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35]*60+[.C35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36]/60)" office:value-type="float" office:value="22">
            <text:p>22</text:p>
          </table:table-cell>
          <table:table-cell table:formula="of:=MOD([.D36];60)" office:value-type="float" office:value="39">
            <text:p>39</text:p>
          </table:table-cell>
          <table:table-cell table:formula="of:=[.D34]+[.D35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38]*60+[.C38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39]*60+[.C39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41]*60+[.C41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42]*60+[.C42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44]*60+[.C44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45];60)" office:value-type="float" office:value="3">
            <text:p>3</text:p>
          </table:table-cell>
          <table:table-cell table:formula="of:=MOD([.D45];60)" office:value-type="float" office:value="45">
            <text:p>45</text:p>
          </table:table-cell>
          <table:table-cell table:formula="of:=[.D44]+[.D31]" office:value-type="float" office:value="225">
            <text:p>225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46];60)" office:value-type="float" office:value="26">
            <text:p>26</text:p>
          </table:table-cell>
          <table:table-cell table:formula="of:=MOD([.D46];60)" office:value-type="float" office:value="24">
            <text:p>24</text:p>
          </table:table-cell>
          <table:table-cell table:formula="of:=[.D45]+[.D36]" office:value-type="float" office:value="1584">
            <text:p>158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3-31">
            <text:p>31 ma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D51]+[.D52]" office:value-type="float" office:value="192">
            <text:p>192</text:p>
          </table:table-cell>
        </table:table-row>
        <table:table-row table:style-name="ro1">
          <table:table-cell office:value-type="string">
            <text:p>Residuo del mese positivo</text:p>
          </table:table-cell>
          <table:table-cell table:formula="of:=2+1+1+1+2+1+1" office:value-type="float" office:value="9">
            <text:p>9</text:p>
          </table:table-cell>
          <table:table-cell table:formula="of:=21+16+43+29+12+2+16+11+22+19" office:value-type="float" office:value="191">
            <text:p>191</text:p>
          </table:table-cell>
          <table:table-cell table:formula="of:=[.B51]*60+[.C51]" office:value-type="float" office:value="731">
            <text:p>731</text:p>
          </table:table-cell>
        </table:table-row>
        <table:table-row table:style-name="ro1">
          <table:table-cell office:value-type="string">
            <text:p>Residuo del mese negativo</text:p>
          </table:table-cell>
          <table:table-cell table:formula="of:=-1-1-2-2-1" office:value-type="float" office:value="-7">
            <text:p>-7</text:p>
          </table:table-cell>
          <table:table-cell table:formula="of:=-10-2-26-12-25-1-43" office:value-type="float" office:value="-119">
            <text:p>-119</text:p>
          </table:table-cell>
          <table:table-cell table:formula="of:=[.B52]*60+[.C52]" office:value-type="float" office:value="-539">
            <text:p>-539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53];60)" office:value-type="float" office:value="22">
            <text:p>22</text:p>
          </table:table-cell>
          <table:table-cell table:formula="of:=MOD([.D53];60)" office:value-type="float" office:value="39">
            <text:p>39</text:p>
          </table:table-cell>
          <table:table-cell table:formula="of:=[.D36]" office:value-type="float" office:value="1359">
            <text:p>1359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54]*60+[.C54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55]/60)" office:value-type="float" office:value="8">
            <text:p>8</text:p>
          </table:table-cell>
          <table:table-cell table:formula="of:=MOD([.D55];60)" office:value-type="float" office:value="15">
            <text:p>15</text:p>
          </table:table-cell>
          <table:table-cell table:formula="of:=[.D53]+[.D54]+[.D57]" office:value-type="float" office:value="495">
            <text:p>49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14">
            <text:p>-14</text:p>
          </table:table-cell>
          <table:table-cell office:value-type="float" office:value="-24">
            <text:p>-24</text:p>
          </table:table-cell>
          <table:table-cell table:formula="of:=[.B57]*60+[.C57]" office:value-type="float" office:value="-864">
            <text:p>-864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58]*60+[.C5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60]*60+[.C60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61]*60+[.C61]" office:value-type="float" office:value="225">
            <text:p>2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63];60)" office:value-type="float" office:value="3">
            <text:p>3</text:p>
          </table:table-cell>
          <table:table-cell table:formula="of:=MOD([.D63];60)" office:value-type="float" office:value="45">
            <text:p>45</text:p>
          </table:table-cell>
          <table:table-cell table:formula="of:=[.D45]" office:value-type="float" office:value="225">
            <text:p>225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64];60)" office:value-type="float" office:value="6">
            <text:p>6</text:p>
          </table:table-cell>
          <table:table-cell table:formula="of:=MOD([.D64];60)" office:value-type="float" office:value="57">
            <text:p>57</text:p>
          </table:table-cell>
          <table:table-cell table:formula="of:=[.D63]+[.D50]-[.D60]-[.D58]" office:value-type="float" office:value="417">
            <text:p>417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65];60)" office:value-type="float" office:value="15">
            <text:p>15</text:p>
          </table:table-cell>
          <table:table-cell table:formula="of:=MOD([.D65];60)" office:value-type="float" office:value="12">
            <text:p>12</text:p>
          </table:table-cell>
          <table:table-cell table:formula="of:=[.D64]+[.D55]" office:value-type="float" office:value="912">
            <text:p>9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4-30">
            <text:p>30 ap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[.D70]+[.D71]" office:value-type="float" office:value="570">
            <text:p>570</text:p>
          </table:table-cell>
        </table:table-row>
        <table:table-row table:style-name="ro1">
          <table:table-cell office:value-type="string">
            <text:p>Residuo del mese positivo</text:p>
          </table:table-cell>
          <table:table-cell table:formula="of:=1+2+1+2" office:value-type="float" office:value="6">
            <text:p>6</text:p>
          </table:table-cell>
          <table:table-cell table:formula="of:=25+10+27+26+40+55+18+16+23+18+42+25" office:value-type="float" office:value="325">
            <text:p>325</text:p>
          </table:table-cell>
          <table:table-cell table:formula="of:=[.B70]*60+[.C70]" office:value-type="float" office:value="685">
            <text:p>685</text:p>
          </table:table-cell>
        </table:table-row>
        <table:table-row table:style-name="ro1">
          <table:table-cell office:value-type="string">
            <text:p>Residuo del mese negativo</text:p>
          </table:table-cell>
          <table:table-cell table:formula="of:=0" office:value-type="float" office:value="0">
            <text:p>0</text:p>
          </table:table-cell>
          <table:table-cell table:formula="of:=-12-17-31-55" office:value-type="float" office:value="-115">
            <text:p>-115</text:p>
          </table:table-cell>
          <table:table-cell table:formula="of:=[.B71]*60+[.C71]" office:value-type="float" office:value="-115">
            <text:p>-115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72];60)" office:value-type="float" office:value="0">
            <text:p>0</text:p>
          </table:table-cell>
          <table:table-cell table:formula="of:=MOD([.D72];60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73]*60+[.C73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76]*60+[.C76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77]*60+[.C77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79]*60+[.C79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80]*60+[.C80]" office:value-type="float" office:value="225">
            <text:p>2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82];60)" office:value-type="float" office:value="6">
            <text:p>6</text:p>
          </table:table-cell>
          <table:table-cell table:formula="of:=MOD([.D82];60)" office:value-type="float" office:value="57">
            <text:p>57</text:p>
          </table:table-cell>
          <table:table-cell table:formula="of:=[.D64]" office:value-type="float" office:value="417">
            <text:p>417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83];60)" office:value-type="float" office:value="16">
            <text:p>16</text:p>
          </table:table-cell>
          <table:table-cell table:formula="of:=MOD([.D83];60)" office:value-type="float" office:value="27">
            <text:p>27</text:p>
          </table:table-cell>
          <table:table-cell table:formula="of:=[.D82]+[.D69]-[.D79]-[.D77]" office:value-type="float" office:value="987">
            <text:p>987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84];60)" office:value-type="float" office:value="16">
            <text:p>16</text:p>
          </table:table-cell>
          <table:table-cell table:formula="of:=MOD([.D84];60)" office:value-type="float" office:value="27">
            <text:p>27</text:p>
          </table:table-cell>
          <table:table-cell table:formula="of:=[.D83]+[.D74]" office:value-type="float" office:value="987">
            <text:p>9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Lucchesi</meta:initial-creator>
    <meta:creation-date>2013-01-18T12:07:51</meta:creation-date>
    <dc:date>2013-01-28T12:03:26</dc:date>
    <dc:creator>Cristian Lucchesi</dc:creator>
    <meta:editing-duration>P4DT3H41M56S</meta:editing-duration>
    <meta:editing-cycles>8</meta:editing-cycles>
    <meta:generator>LibreOffice/3.5$Linux_X86_64 LibreOffice_project/350m1$Build-2</meta:generator>
    <meta:document-statistic meta:table-count="3" meta:cell-count="593" meta:object-count="0"/>
  </office:meta>
</office:document-meta>
</file>